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MOM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20/06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User Manual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ateesh T, Sarath K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eesh T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4926712911" text:style-name="L1">
              <text:list-item>
                <text:p text:style-name="P5">Create VBooks User Manual for various module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220460554" text:style-name="L2">
              <text:list-item>
                <text:p text:style-name="P6">Customer (Sarat)</text:p>
              </text:list-item>
              <text:list-item>
                <text:p text:style-name="P6">Employee (Sarat)</text:p>
              </text:list-item>
              <text:list-item>
                <text:p text:style-name="P6">Products (Sarat)</text:p>
              </text:list-item>
              <text:list-item>
                <text:p text:style-name="P6">Accounts (Sarat)</text:p>
              </text:list-item>
              <text:list-item>
                <text:p text:style-name="P6">Sales (Sarat)</text:p>
              </text:list-item>
              <text:list-item>
                <text:p text:style-name="P6"/>
                <text:p text:style-name="P6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3">All the <text:s/>invitees have attended the meeting and VBooks User Manu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1T16:55:30</dc:date>
    <dc:creator>jaipal </dc:creator>
    <meta:editing-duration>PT1H44M39S</meta:editing-duration>
    <meta:editing-cycles>118</meta:editing-cycles>
    <meta:document-statistic meta:table-count="1" meta:image-count="1" meta:object-count="0" meta:page-count="1" meta:paragraph-count="23" meta:word-count="71" meta:character-count="431" meta:non-whitespace-character-count="374"/>
  </office:meta>
</office:document-meta>
</file>